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307.1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Peasa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wordsma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 wall</text:p>
          </table:table-cell>
        </table:table-row>
        <table:table-row table:style-name="ro3">
          <table:table-cell office:value-type="string" calcext:value-type="string">
            <text:p>Crossbow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Blacksmith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Zeppeli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Zeppelin-spir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s up to 8 units, space is limited like in BW.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, Cermonial sacrifice</text:p>
          </table:table-cell>
        </table:table-row>
        <table:table-row table:style-name="ro3">
          <table:table-cell office:value-type="string" calcext:value-type="string">
            <text:p>Twin-Harasse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(air) 5(ground)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Blacksmith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drive</text:p>
          </table:table-cell>
        </table:table-row>
        <table:table-row table:style-name="ro3">
          <table:table-cell office:value-type="string" calcext:value-type="string">
            <text:p>Demolition shi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Lumbermill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target, Only attack air and is melee suicide uni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8:04:39.344159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9M</meta:editing-duration>
    <meta:editing-cycles>60</meta:editing-cycles>
    <meta:generator>LibreOffice/5.0.3.2$Linux_X86_64 LibreOffice_project/00m0$Build-2</meta:generator>
    <dc:date>2016-03-09T08:06:24.480746099</dc:date>
    <dc:creator>Bunners </dc:creator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